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able-cell-properties fo:background-color="#eea0ab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3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1"/>
        </table:table-row>
        <table:table-row table:style-name="ro1" table:number-rows-repeated="104829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.00.0000</text:date>, <text:time style:data-style-name="N2" text:time-value="16:58:19.3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7T16:59:15.860000000</dc:date>
    <meta:editing-duration>P4DT22H46M32S</meta:editing-duration>
    <meta:editing-cycles>1814</meta:editing-cycles>
    <meta:document-statistic meta:table-count="3" meta:cell-count="5493" meta:object-count="0"/>
    <meta:user-defined meta:name="qrichtext">1</meta:user-defined>
  </office:meta>
</office:document-meta>
</file>